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279700001FBC74B6642C.svm"/>
  <manifest:file-entry manifest:media-type="" manifest:full-path="Pictures/200000070000290900001ECE95EDAB9D.svm"/>
  <manifest:file-entry manifest:media-type="" manifest:full-path="Pictures/2000000700001F0300001F0343B8DF0D.svm"/>
  <manifest:file-entry manifest:media-type="" manifest:full-path="Pictures/2000000700001F0300001F037E4B973F.svm"/>
  <manifest:file-entry manifest:media-type="text/xml" manifest:full-path="content.xml"/>
  <manifest:file-entry manifest:media-type="text/xml" manifest:full-path="Basic/Standard/m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081cm"/>
    </style:style>
    <style:style style:name="co8" style:family="table-column">
      <style:table-column-properties fo:break-before="auto" style:column-width="3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342cm" fo:break-before="auto" style:use-optimal-row-height="false"/>
    </style:style>
    <style:style style:name="ro5" style:family="table-row">
      <style:table-row-properties style:row-height="2.738cm" fo:break-before="auto" style:use-optimal-row-height="fals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894cm" fo:break-before="auto" style:use-optimal-row-height="fals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2.263cm" fo:break-before="auto" style:use-optimal-row-height="false"/>
    </style:style>
    <style:style style:name="ro10" style:family="table-row">
      <style:table-row-properties style:row-height="1.868cm" fo:break-before="auto" style:use-optimal-row-height="false"/>
    </style:style>
    <style:style style:name="ro11" style:family="table-row">
      <style:table-row-properties style:row-height="2.027cm" fo:break-before="auto" style:use-optimal-row-height="false"/>
    </style:style>
    <style:style style:name="ro12" style:family="table-row">
      <style:table-row-properties style:row-height="1.21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1.078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5116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ontour" table:style-name="ta1" table:print="false">
        <table:table-column table:style-name="co1" table:number-columns-repeated="14" table:default-cell-style-name="Default"/>
        <table:table-column table:style-name="co1" table:visibility="collapse" table:number-columns-repeated="1010" table:default-cell-style-name="Default"/>
        <table:table-row table:style-name="ro1">
          <table:table-cell table:number-columns-repeated="4"/>
          <table:table-cell>
            <draw:frame table:end-cell-address="contour.H17" table:end-x="1.722cm" table:end-y="0.273cm" draw:z-index="0" draw:name="Изображения 2" draw:style-name="gr1" draw:text-style-name="P1" svg:width="7.938cm" svg:height="7.938cm" svg:x="0.558cm" svg:y="0cm">
              <draw:image xlink:href="Pictures/2000000700001F0300001F0343B8DF0D.svm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string">
            <text:p>a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r</text:p>
          </table:table-cell>
          <table:table-cell table:formula="of:=[.B3]/2/COS(RADIANS([.B4]))" office:value-type="float" office:value="28.8675134594813">
            <text:p>28,8675134595</text:p>
          </table:table-cell>
          <table:table-cell table:formula="of:=COS(RADIANS([.B4]))" office:value-type="float" office:value="0.866025403784439">
            <text:p>0,8660254038</text:p>
          </table:table-cell>
          <table:table-cell table:number-columns-repeated="1021"/>
        </table:table-row>
        <table:table-row table:style-name="ro1">
          <table:table-cell/>
          <table:table-cell table:formula="of:=ROUND([.B5];1)" office:value-type="float" office:value="28.9">
            <text:p>28,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4"/>
          <table:table-cell table:formula="of:=CHAR(10)" office:value-type="string" office:string-value="&#10;">
            <text:p><text:line-break/></text:p>
          </table:table-cell>
          <table:table-cell table:number-columns-repeated="1016"/>
        </table:table-row>
        <table:table-row table:style-name="ro1">
          <table:table-cell office:value-type="string">
            <text:p>T1</text:p>
          </table:table-cell>
          <table:table-cell office:value-type="float" office:value="0">
            <text:p>0</text:p>
          </table:table-cell>
          <table:table-cell table:formula="of:=ttr" office:value-type="float" office:value="28.9">
            <text:p>28,9</text:p>
          </table:table-cell>
          <table:table-cell table:number-columns-repeated="1021"/>
        </table:table-row>
        <table:table-row table:style-name="ro1">
          <table:table-cell office:value-type="string">
            <text:p>T2</text:p>
          </table:table-cell>
          <table:table-cell table:style-name="ce1" table:formula="of:=ROUND(ttr*COS(RADIANS(30));1)" office:value-type="float" office:value="25">
            <text:p>25.0</text:p>
          </table:table-cell>
          <table:table-cell table:formula="of:=-ROUND(ttr*SIN(RADIANS(30));1)" office:value-type="float" office:value="-14.5">
            <text:p>-14,5</text:p>
          </table:table-cell>
          <table:table-cell table:number-columns-repeated="1021"/>
        </table:table-row>
        <table:table-row table:style-name="ro1">
          <table:table-cell office:value-type="string">
            <text:p>T3</text:p>
          </table:table-cell>
          <table:table-cell table:style-name="ce1" table:formula="of:=-[.B11]" office:value-type="float" office:value="-25">
            <text:p>-25.0</text:p>
          </table:table-cell>
          <table:table-cell table:formula="of:=[.C11]" office:value-type="float" office:value="-14.5">
            <text:p>-14,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Rvn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3">
          <table:table-cell office:value-type="string">
            <text:p>dangl</text:p>
          </table:table-cell>
          <table:table-cell office:value-type="float" office:value="5">
            <text:p>5</text:p>
          </table:table-cell>
          <table:table-cell table:number-columns-repeated="9"/>
          <table:table-cell table:formula="of:=&quot;G00 Z05.0&quot; &amp; CHAR(10)" office:value-type="string" office:string-value="G00 Z05.0&#10;">
            <text:p>G00 Z05.0<text:line-break/></text:p>
          </table:table-cell>
          <table:table-cell table:number-columns-repeated="1012"/>
        </table:table-row>
        <table:table-row table:style-name="ro4">
          <table:table-cell table:number-columns-repeated="5"/>
          <table:table-cell table:style-name="ce2" office:value-type="string">
            <text:p>Xs</text:p>
          </table:table-cell>
          <table:table-cell table:style-name="ce2" office:value-type="string">
            <text:p>Ys</text:p>
          </table:table-cell>
          <table:table-cell table:style-name="ce2" office:value-type="string">
            <text:p>Xf</text:p>
          </table:table-cell>
          <table:table-cell table:style-name="ce2" office:value-type="string">
            <text:p>Yf</text:p>
          </table:table-cell>
          <table:table-cell table:number-columns-repeated="2"/>
          <table:table-cell table:formula="of:=&quot;G21 G90 G40&quot; &amp; CHAR(10) &amp; &quot;G00 Z06.0 S8000 M3&quot; &amp; CHAR(10)" office:value-type="string" office:string-value="G21 G90 G40&#10;G00 Z06.0 S8000 M3&#10;">
            <text:p>G21 G90 G40<text:line-break/>G00 Z06.0 S8000 M3<text:line-break/></text:p>
          </table:table-cell>
          <table:table-cell table:number-columns-repeated="1012"/>
        </table:table-row>
        <table:table-row table:style-name="ro5">
          <table:table-cell office:value-type="string">
            <text:p>angl1</text:p>
          </table:table-cell>
          <table:table-cell office:value-type="float" office:value="30">
            <text:p>30</text:p>
          </table:table-cell>
          <table:table-cell table:formula="of:=[.B19]-dangl" office:value-type="float" office:value="25">
            <text:p>25</text:p>
          </table:table-cell>
          <table:table-cell table:formula="of:=[.B19]+dangl" office:value-type="float" office:value="35">
            <text:p>35</text:p>
          </table:table-cell>
          <table:table-cell/>
          <table:table-cell table:style-name="ce3" table:formula="of:=ROUND(Rvn*(COS(RADIANS([.D19])));2)" office:value-type="float" office:value="26.21">
            <text:p>26,21</text:p>
          </table:table-cell>
          <table:table-cell table:style-name="ce3" table:formula="of:=ROUND(Rvn*(SIN(RADIANS([.D19])));2)" office:value-type="float" office:value="18.35">
            <text:p>18,35</text:p>
          </table:table-cell>
          <table:table-cell table:style-name="ce3" table:formula="of:=ROUND(Rvn*(COS(RADIANS([.C20])));2)" office:value-type="float" office:value="-26.21">
            <text:p>-26,21</text:p>
          </table:table-cell>
          <table:table-cell table:style-name="ce3" table:formula="of:=ROUND(Rvn*(SIN(RADIANS([.C20])));2)" office:value-type="float" office:value="18.35">
            <text:p>18,35</text:p>
          </table:table-cell>
          <table:table-cell/>
          <table:table-cell table:formula="of:=SUBSTITUTE(ARC1(0;0;[.F19];[.G19];[.H19];[.I19];[.$B$15]);&quot;,&quot;;&quot;.&quot;)" office:value-type="string" office:string-value="G00 X26.21 Y18.35&#10;G01 Z-5 F10&#10;G03 X-26.21 Y18.35 I-26.21 J-18.35 F10&#10;G00 Z00.0&#10;">
            <text:p>G00 X26.21 Y18.35<text:line-break/>G01 Z-5 F10<text:line-break/>G03 X-26.21 Y18.35 I-26.21 J-18.35 F10<text:line-break/>G00 Z00.0<text:line-break/></text:p>
          </table:table-cell>
          <table:table-cell table:formula="of:=[.K19]&amp;[.L$17]" office:value-type="string" office:string-value="G00 X26.21 Y18.35&#10;G01 Z-5 F10&#10;G03 X-26.21 Y18.35 I-26.21 J-18.35 F10&#10;G00 Z00.0&#10;G00 Z05.0&#10;">
            <text:p>G00 X26.21 Y18.35<text:line-break/>G01 Z-5 F10<text:line-break/>G03 X-26.21 Y18.35 I-26.21 J-18.35 F10<text:line-break/>G00 Z00.0<text:line-break/>G00 Z05.0<text:line-break/></text:p>
          </table:table-cell>
          <table:table-cell table:number-columns-repeated="1012"/>
        </table:table-row>
        <table:table-row table:style-name="ro6">
          <table:table-cell office:value-type="string">
            <text:p>angl2</text:p>
          </table:table-cell>
          <table:table-cell table:formula="of:=[.B19]+120" office:value-type="float" office:value="150">
            <text:p>150</text:p>
          </table:table-cell>
          <table:table-cell table:formula="of:=[.B20]-dangl" office:value-type="float" office:value="145">
            <text:p>145</text:p>
          </table:table-cell>
          <table:table-cell table:formula="of:=[.B20]+dangl" office:value-type="float" office:value="155">
            <text:p>155</text:p>
          </table:table-cell>
          <table:table-cell/>
          <table:table-cell table:style-name="ce3" table:formula="of:=ROUND(Rvn*(COS(RADIANS([.D20])));2)" office:value-type="float" office:value="-29">
            <text:p>-29,00</text:p>
          </table:table-cell>
          <table:table-cell table:style-name="ce3" table:formula="of:=ROUND(Rvn*(SIN(RADIANS([.D20])));2)" office:value-type="float" office:value="13.52">
            <text:p>13,52</text:p>
          </table:table-cell>
          <table:table-cell table:style-name="ce3" table:formula="of:=ROUND(Rvn*(COS(RADIANS([.C21])));2)" office:value-type="float" office:value="-2.79">
            <text:p>-2,79</text:p>
          </table:table-cell>
          <table:table-cell table:style-name="ce3" table:formula="of:=ROUND(Rvn*(SIN(RADIANS([.C21])));2)" office:value-type="float" office:value="-31.88">
            <text:p>-31,88</text:p>
          </table:table-cell>
          <table:table-cell/>
          <table:table-cell table:formula="of:=SUBSTITUTE(ARC1(0;0;[.F20];[.G20];[.H20];[.I20];[.$B$15]);&quot;,&quot;;&quot;.&quot;)" office:value-type="string" office:string-value="G00 X-29 Y13.52&#10;G01 Z-5 F10&#10;G03 X-2.79 Y-31.88 I29 J-13.52 F10&#10;G00 Z00.0&#10;">
            <text:p>G00 X-29 Y13.52<text:line-break/>G01 Z-5 F10<text:line-break/>G03 X-2.79 Y-31.88 I29 J-13.52 F10<text:line-break/>G00 Z00.0<text:line-break/></text:p>
          </table:table-cell>
          <table:table-cell table:formula="of:=[.K20]&amp;[.L$17]" office:value-type="string" office:string-value="G00 X-29 Y13.52&#10;G01 Z-5 F10&#10;G03 X-2.79 Y-31.88 I29 J-13.52 F10&#10;G00 Z00.0&#10;G00 Z05.0&#10;">
            <text:p>G00 X-29 Y13.52<text:line-break/>G01 Z-5 F10<text:line-break/>G03 X-2.79 Y-31.88 I29 J-13.52 F10<text:line-break/>G00 Z00.0<text:line-break/>G00 Z05.0<text:line-break/></text:p>
          </table:table-cell>
          <table:table-cell table:number-columns-repeated="1012"/>
        </table:table-row>
        <table:table-row table:style-name="ro6">
          <table:table-cell office:value-type="string">
            <text:p>angl3</text:p>
          </table:table-cell>
          <table:table-cell table:formula="of:=[.B20]+120" office:value-type="float" office:value="270">
            <text:p>270</text:p>
          </table:table-cell>
          <table:table-cell table:formula="of:=[.B21]-dangl" office:value-type="float" office:value="265">
            <text:p>265</text:p>
          </table:table-cell>
          <table:table-cell table:formula="of:=[.B21]+dangl" office:value-type="float" office:value="275">
            <text:p>275</text:p>
          </table:table-cell>
          <table:table-cell/>
          <table:table-cell table:style-name="ce3" table:formula="of:=ROUND(Rvn*(COS(RADIANS([.D21])));2)" office:value-type="float" office:value="2.79">
            <text:p>2,79</text:p>
          </table:table-cell>
          <table:table-cell table:style-name="ce3" table:formula="of:=ROUND(Rvn*(SIN(RADIANS([.D21])));2)" office:value-type="float" office:value="-31.88">
            <text:p>-31,88</text:p>
          </table:table-cell>
          <table:table-cell table:style-name="ce3" table:formula="of:=ROUND(Rvn*(COS(RADIANS([.C22])));2)" office:value-type="float" office:value="29">
            <text:p>29,00</text:p>
          </table:table-cell>
          <table:table-cell table:style-name="ce3" table:formula="of:=ROUND(Rvn*(SIN(RADIANS([.C22])));2)" office:value-type="float" office:value="13.52">
            <text:p>13,52</text:p>
          </table:table-cell>
          <table:table-cell/>
          <table:table-cell table:formula="of:=SUBSTITUTE(ARC1(0;0;[.F21];[.G21];[.H21];[.I21];[.$B$15]);&quot;,&quot;;&quot;.&quot;)" office:value-type="string" office:string-value="G00 X2.79 Y-31.88&#10;G01 Z-5 F10&#10;G03 X29 Y13.52 I-2.79 J31.88 F10&#10;G00 Z00.0&#10;">
            <text:p>G00 X2.79 Y-31.88<text:line-break/>G01 Z-5 F10<text:line-break/>G03 X29 Y13.52 I-2.79 J31.88 F10<text:line-break/>G00 Z00.0<text:line-break/></text:p>
          </table:table-cell>
          <table:table-cell table:formula="of:=[.K21]&amp;[.L$17]" office:value-type="string" office:string-value="G00 X2.79 Y-31.88&#10;G01 Z-5 F10&#10;G03 X29 Y13.52 I-2.79 J31.88 F10&#10;G00 Z00.0&#10;G00 Z05.0&#10;">
            <text:p>G00 X2.79 Y-31.88<text:line-break/>G01 Z-5 F10<text:line-break/>G03 X29 Y13.52 I-2.79 J31.88 F10<text:line-break/>G00 Z00.0<text:line-break/>G00 Z05.0<text:line-break/></text:p>
          </table:table-cell>
          <table:table-cell table:number-columns-repeated="1012"/>
        </table:table-row>
        <table:table-row table:style-name="ro7">
          <table:table-cell table:number-columns-repeated="2"/>
          <table:table-cell table:formula="of:=[.C19]" office:value-type="float" office:value="25">
            <text:p>25</text:p>
          </table:table-cell>
          <table:table-cell table:number-columns-repeated="8"/>
          <table:table-cell table:formula="of:=&quot;G00 X0.00 Y0.00&quot;&amp; CHAR(10) &amp; &quot;M05&quot; &amp; CHAR(10) &amp; &quot;M30&quot; &amp; CHAR(10)" office:value-type="string" office:string-value="G00 X0.00 Y0.00&#10;M05&#10;M30&#10;">
            <text:p>G00 X0.00 Y0.00<text:line-break/>M05<text:line-break/>M30<text:line-break/>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 table:visibility="collapse" table:number-rows-repeated="104854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holes" table:style-name="ta1" table:print="false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1009" table:default-cell-style-name="Default"/>
        <table:table-row table:style-name="ro1">
          <table:table-cell>
            <draw:frame table:end-cell-address="holes.C13" table:end-x="1.404cm" table:end-y="0.303cm" draw:z-index="1" draw:name="Изображения 1" draw:style-name="gr1" draw:text-style-name="P1" svg:width="5.389cm" svg:height="5.389cm" svg:x="0.531cm" svg:y="0.333cm">
              <draw:image xlink:href="Pictures/2000000700001F0300001F037E4B973F.svm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>
            <text:p>df</text:p>
          </table:table-cell>
          <table:table-cell office:value-type="float" office:value="1.5">
            <text:p>1,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</text:p>
          </table:table-cell>
          <table:table-cell table:style-name="ce3" table:formula="of:=[.E2]/2" office:value-type="float" office:value="0.75">
            <text:p>0,7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h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</text:p>
          </table:table-cell>
          <table:table-cell table:formula="of:=[.E4]/2" office:value-type="float" office:value="3.5">
            <text:p>3,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<text:s/>r</text:p>
          </table:table-cell>
          <table:table-cell table:formula="of:=[.E5]-[.E3]" office:value-type="float" office:value="2.75">
            <text:p>2,7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>
            <draw:frame table:end-cell-address="holes.D21" table:end-x="1.295cm" table:end-y="0.95cm" draw:z-index="0" draw:name="Изображения 3" draw:style-name="gr1" draw:text-style-name="P1" svg:width="7.54cm" svg:height="6.495cm" svg:x="0.529cm" svg:y="0.267cm">
              <draw:image xlink:href="Pictures/200000070000290900001ECE95EDAB9D.svm" xlink:type="simple" xlink:show="embed" xlink:actuate="onLoad">
                <text:p/>
              </draw:image>
            </draw:frame>
          </table:table-cell>
          <table:table-cell table:number-columns-repeated="4"/>
          <table:table-cell office:value-type="string">
            <text:p>angl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R</text:p>
          </table:table-cell>
          <table:table-cell table:formula="of:=ROUND([.G14]/(2*(COS(RADIANS([.G15]))));2)" office:value-type="float" office:value="28.87">
            <text:p>28,8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2"/>
          <table:table-cell table:formula="of:=&quot;G00 Z05.0&quot; &amp; CHAR(10)" office:value-type="string" office:string-value="G00 Z05.0&#10;">
            <text:p>G00 Z05.0</text:p>
            <text:p/>
          </table:table-cell>
          <table:table-cell table:number-columns-repeated="1011"/>
        </table:table-row>
        <table:table-row table:style-name="ro8">
          <table:table-cell table:number-columns-repeated="6"/>
          <table:table-cell table:style-name="ce2" office:value-type="string">
            <text:p>ang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number-columns-repeated="3"/>
          <table:table-cell table:formula="of:=&quot;G21 G90 G40&quot; &amp; CHAR(10) &amp; &quot;G00 Z06.0 S8000 M3&quot; &amp; CHAR(10)" office:value-type="string" office:string-value="G21 G90 G40&#10;G00 Z06.0 S8000 M3&#10;">
            <text:p>G21 G90 G40<text:line-break/>G00 Z06.0 S8000 M3<text:line-break/></text:p>
          </table:table-cell>
          <table:table-cell table:number-columns-repeated="1011"/>
        </table:table-row>
        <table:table-row table:style-name="ro9">
          <table:table-cell table:number-columns-repeated="5"/>
          <table:table-cell office:value-type="string">
            <text:p>T1</text:p>
          </table:table-cell>
          <table:table-cell office:value-type="float" office:value="90">
            <text:p>90</text:p>
          </table:table-cell>
          <table:table-cell table:formula="of:=ROUND(Rhole*COS(RADIANS([.G20]));2)" office:value-type="float" office:value="0">
            <text:p>0</text:p>
          </table:table-cell>
          <table:table-cell table:formula="of:=ROUND(Rhole*SIN(RADIANS([.G20]));2)" office:value-type="float" office:value="28.87">
            <text:p>28,87</text:p>
          </table:table-cell>
          <table:table-cell/>
          <table:table-cell table:style-name="ce4" table:formula="of:=SUBSTITUTE(CIRCLE([.H20];[.I20];[.$E$5];[.$E$3];[.$E$7]);&quot;,&quot;;&quot;.&quot;)" office:value-type="string" office:string-value="G00 X-2.75 Y28.87&#10;G01 Z-5 F10&#10;G02 X-2.75 Y28.87 I2.75 J00.00 F10&#10;G00 Z00.0&#10;">
            <text:p>G00 X-2.75 Y28.87<text:line-break/>G01 Z-5 F10<text:line-break/>G02 X-2.75 Y28.87 I2.75 J00.00 F10<text:line-break/>G00 Z00.0<text:line-break/></text:p>
          </table:table-cell>
          <table:table-cell/>
          <table:table-cell table:style-name="ce4" table:formula="of:=[.K20]&amp;[.M$18]" office:value-type="string" office:string-value="G00 X-2.75 Y28.87&#10;G01 Z-5 F10&#10;G02 X-2.75 Y28.87 I2.75 J00.00 F10&#10;G00 Z00.0&#10;G00 Z05.0&#10;">
            <text:p>G00 X-2.75 Y28.87<text:line-break/>G01 Z-5 F10<text:line-break/>G02 X-2.75 Y28.87 I2.75 J00.00 F10<text:line-break/>G00 Z00.0<text:line-break/>G00 Z05.0<text:line-break/></text:p>
          </table:table-cell>
          <table:table-cell table:number-columns-repeated="1011"/>
        </table:table-row>
        <table:table-row table:style-name="ro10">
          <table:table-cell table:number-columns-repeated="5"/>
          <table:table-cell office:value-type="string">
            <text:p>T2</text:p>
          </table:table-cell>
          <table:table-cell office:value-type="float" office:value="210">
            <text:p>210</text:p>
          </table:table-cell>
          <table:table-cell table:formula="of:=ROUND(Rhole*COS(RADIANS([.G21]));2)" office:value-type="float" office:value="-25">
            <text:p>-25</text:p>
          </table:table-cell>
          <table:table-cell table:formula="of:=ROUND(Rhole*SIN(RADIANS([.G21]));2)" office:value-type="float" office:value="-14.44">
            <text:p>-14,44</text:p>
          </table:table-cell>
          <table:table-cell/>
          <table:table-cell table:style-name="ce4" table:formula="of:=SUBSTITUTE(CIRCLE([.H21];[.I21];[.$E$5];[.$E$3];[.$E$7]);&quot;,&quot;;&quot;.&quot;)" office:value-type="string" office:string-value="G00 X-27.75 Y-14.44&#10;G01 Z-5 F10&#10;G02 X-27.75 Y-14.44 I2.75 J00.00 F10&#10;G00 Z00.0&#10;">
            <text:p>G00 X-27.75 Y-14.44<text:line-break/>G01 Z-5 F10<text:line-break/>G02 X-27.75 Y-14.44 I2.75 J00.00 F10<text:line-break/>G00 Z00.0<text:line-break/></text:p>
          </table:table-cell>
          <table:table-cell/>
          <table:table-cell table:style-name="ce4" table:formula="of:=[.K21]&amp;[.M$18]" office:value-type="string" office:string-value="G00 X-27.75 Y-14.44&#10;G01 Z-5 F10&#10;G02 X-27.75 Y-14.44 I2.75 J00.00 F10&#10;G00 Z00.0&#10;G00 Z05.0&#10;">
            <text:p>G00 X-27.75 Y-14.44<text:line-break/>G01 Z-5 F10<text:line-break/>G02 X-27.75 Y-14.44 I2.75 J00.00 F10<text:line-break/>G00 Z00.0<text:line-break/>G00 Z05.0<text:line-break/></text:p>
          </table:table-cell>
          <table:table-cell table:number-columns-repeated="1011"/>
        </table:table-row>
        <table:table-row table:style-name="ro11">
          <table:table-cell table:number-columns-repeated="5"/>
          <table:table-cell office:value-type="string">
            <text:p>T3</text:p>
          </table:table-cell>
          <table:table-cell office:value-type="float" office:value="330">
            <text:p>330</text:p>
          </table:table-cell>
          <table:table-cell table:formula="of:=ROUND(Rhole*COS(RADIANS([.G22]));2)" office:value-type="float" office:value="25">
            <text:p>25</text:p>
          </table:table-cell>
          <table:table-cell table:formula="of:=ROUND(Rhole*SIN(RADIANS([.G22]));2)" office:value-type="float" office:value="-14.44">
            <text:p>-14,44</text:p>
          </table:table-cell>
          <table:table-cell/>
          <table:table-cell table:style-name="ce4" table:formula="of:=SUBSTITUTE(CIRCLE([.H22];[.I22];[.$E$5];[.$E$3];[.$E$7]);&quot;,&quot;;&quot;.&quot;)" office:value-type="string" office:string-value="G00 X22.25 Y-14.44&#10;G01 Z-5 F10&#10;G02 X22.25 Y-14.44 I2.75 J00.00 F10&#10;G00 Z00.0&#10;">
            <text:p>G00 X22.25 Y-14.44<text:line-break/>G01 Z-5 F10<text:line-break/>G02 X22.25 Y-14.44 I2.75 J00.00 F10<text:line-break/>G00 Z00.0<text:line-break/></text:p>
          </table:table-cell>
          <table:table-cell/>
          <table:table-cell table:style-name="ce4" table:formula="of:=[.K22]&amp;[.M$18]" office:value-type="string" office:string-value="G00 X22.25 Y-14.44&#10;G01 Z-5 F10&#10;G02 X22.25 Y-14.44 I2.75 J00.00 F10&#10;G00 Z00.0&#10;G00 Z05.0&#10;">
            <text:p>G00 X22.25 Y-14.44<text:line-break/>G01 Z-5 F10<text:line-break/>G02 X22.25 Y-14.44 I2.75 J00.00 F10<text:line-break/>G00 Z00.0<text:line-break/>G00 Z05.0<text:line-break/></text:p>
          </table:table-cell>
          <table:table-cell table:number-columns-repeated="1011"/>
        </table:table-row>
        <table:table-row table:style-name="ro12">
          <table:table-cell table:number-columns-repeated="12"/>
          <table:table-cell table:style-name="ce4" table:formula="of:=&quot;G00 X0.00 Y0.00&quot;&amp; CHAR(10) &amp; &quot;M05&quot; &amp; CHAR(10) &amp; &quot;M30&quot; &amp; CHAR(10)" office:value-type="string" office:string-value="G00 X0.00 Y0.00&#10;M05&#10;M30&#10;">
            <text:p>G00 X0.00 Y0.00<text:line-break/>M05<text:line-break/>M30<text:line-break/>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"/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 table:visibility="collapse" table:number-rows-repeated="1048542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Лист3" table:style-name="ta1" table:print="false">
        <table:table-column table:style-name="co1" table:number-columns-repeated="16" table:default-cell-style-name="Default"/>
        <table:table-column table:style-name="co1" table:visibility="collapse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Лист3.E16" table:end-x="1.785cm" table:end-y="0.026cm" draw:z-index="0" draw:name="Изображения 4" draw:style-name="gr1" draw:text-style-name="P1" svg:width="10.511cm" svg:height="9.212cm" svg:x="0.306cm" svg:y="0.08cm">
              <draw:image xlink:href="Pictures/200000070000279700001FBC74B6642C.svm" xlink:type="simple" xlink:show="embed" xlink:actuate="onLoad">
                <text:p/>
              </draw:image>
            </draw:frame>
          </table:table-cell>
          <table:table-cell table:number-columns-repeated="4"/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dangl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angl1</text:p>
          </table:table-cell>
          <table:table-cell table:formula="of:=[.G6]-[.G4]" office:value-type="float" office:value="20">
            <text:p>20</text:p>
          </table:table-cell>
          <table:table-cell table:formula="of:=RADIANS(90+[.G5])" office:value-type="float" office:value="1.91986217719376">
            <text:p>1,9198621772</text:p>
          </table:table-cell>
          <table:table-cell table:formula="of:=[.I6]-[.G4]" office:value-type="float" office:value="5">
            <text:p>5</text:p>
          </table:table-cell>
          <table:table-cell table:formula="of:=RADIANS(90+[.I5])" office:value-type="float" office:value="1.65806278939461">
            <text:p>1,658062789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angl</text:p>
          </table:table-cell>
          <table:table-cell office:value-type="float" office:value="40">
            <text:p>40</text:p>
          </table:table-cell>
          <table:table-cell table:formula="of:=RADIANS(90+[.G6])" office:value-type="float" office:value="2.26892802759263">
            <text:p>2,2689280276</text:p>
          </table:table-cell>
          <table:table-cell table:formula="of:=[.G6]-15" office:value-type="float" office:value="25">
            <text:p>25</text:p>
          </table:table-cell>
          <table:table-cell table:formula="of:=RADIANS(90+[.I6])" office:value-type="float" office:value="2.00712863979348">
            <text:p>2,007128639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angl2</text:p>
          </table:table-cell>
          <table:table-cell table:formula="of:=[.G6]+[.G4]" office:value-type="float" office:value="60">
            <text:p>60</text:p>
          </table:table-cell>
          <table:table-cell table:formula="of:=RADIANS(90+[.G7])" office:value-type="float" office:value="2.61799387799149">
            <text:p>2,617993878</text:p>
          </table:table-cell>
          <table:table-cell table:formula="of:=[.I6]+[.G4]" office:value-type="float" office:value="45">
            <text:p>45</text:p>
          </table:table-cell>
          <table:table-cell table:formula="of:=RADIANS(90+[.I7])" office:value-type="float" office:value="2.35619449019234">
            <text:p>2,356194490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Rt3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R</text:p>
          </table:table-cell>
          <table:table-cell table:formula="of:=Rvn" office:value-type="float" office:value="32">
            <text:p>32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t1</text:p>
          </table:table-cell>
          <table:table-cell/>
          <table:table-cell table:formula="of:=ROUND(Rtt12*COS(angl1);2)" office:value-type="float" office:value="-10.94">
            <text:p>-10,94</text:p>
          </table:table-cell>
          <table:table-cell table:formula="of:=ROUND(Rtt12*SIN(angl1);2)" office:value-type="float" office:value="30.07">
            <text:p>30,07</text:p>
          </table:table-cell>
          <table:table-cell table:formula="of:=ROUND(Rtt12*COS(angl12);2)" office:value-type="float" office:value="-2.79">
            <text:p>-2,79</text:p>
          </table:table-cell>
          <table:table-cell table:formula="of:=ROUND(Rtt12*SIN(angl12);2)" office:value-type="float" office:value="31.88">
            <text:p>31,88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t3</text:p>
          </table:table-cell>
          <table:table-cell/>
          <table:table-cell table:formula="of:=ROUND(Rtt3*COS(angl);2)" office:value-type="float" office:value="-18">
            <text:p>-18</text:p>
          </table:table-cell>
          <table:table-cell table:formula="of:=ROUND(Rtt3*SIN(angl);2)" office:value-type="float" office:value="21.45">
            <text:p>21,45</text:p>
          </table:table-cell>
          <table:table-cell table:formula="of:=ROUND(Rtt3*COS(angl02);2)" office:value-type="float" office:value="-11.83">
            <text:p>-11,83</text:p>
          </table:table-cell>
          <table:table-cell table:formula="of:=ROUND(Rtt3*SIN(angl02);2)" office:value-type="float" office:value="25.38">
            <text:p>25,38</text:p>
          </table:table-cell>
          <table:table-cell table:number-columns-repeated="1013"/>
        </table:table-row>
        <table:table-row table:style-name="ro13">
          <table:table-cell table:number-columns-repeated="5"/>
          <table:table-cell office:value-type="string">
            <text:p>t2</text:p>
          </table:table-cell>
          <table:table-cell table:style-name="ce4" table:formula="of:=&quot;G00 Z05.0&quot; &amp; CHAR(10)" office:value-type="string" office:string-value="G00 Z05.0&#10;">
            <text:p>G00 Z05.0<text:line-break/></text:p>
          </table:table-cell>
          <table:table-cell table:formula="of:=ROUND(Rtt12*COS(angl2);2)" office:value-type="float" office:value="-27.71">
            <text:p>-27,71</text:p>
          </table:table-cell>
          <table:table-cell table:formula="of:=ROUND(Rtt12*SIN(angl2);2)" office:value-type="float" office:value="16">
            <text:p>16</text:p>
          </table:table-cell>
          <table:table-cell table:formula="of:=ROUND(Rtt12*COS(angl22);2)" office:value-type="float" office:value="-22.63">
            <text:p>-22,63</text:p>
          </table:table-cell>
          <table:table-cell table:formula="of:=ROUND(Rtt12*SIN(angl22);2)" office:value-type="float" office:value="22.63">
            <text:p>22,63</text:p>
          </table:table-cell>
          <table:table-cell table:number-columns-repeated="1013"/>
        </table:table-row>
        <table:table-row table:style-name="ro14">
          <table:table-cell table:number-columns-repeated="6"/>
          <table:table-cell table:style-name="ce4" table:formula="of:=&quot;G21 G90 G40&quot; &amp; CHAR(10) &amp; &quot;G00 Z06.0 S8000 M3&quot; &amp; CHAR(10)" office:value-type="string" office:string-value="G21 G90 G40&#10;G00 Z06.0 S8000 M3&#10;">
            <text:p>G21 G90 G40<text:line-break/>G00 Z06.0 S8000 M3<text:line-break/></text:p>
          </table:table-cell>
          <table:table-cell table:number-columns-repeated="1017"/>
        </table:table-row>
        <table:table-row table:style-name="ro6">
          <table:table-cell table:number-columns-repeated="6"/>
          <table:table-cell table:style-name="ce4" table:formula="of:=SUBSTITUTE(ARC1([.H12];[.I12];[.H13];[.I13];[.H11];[.I11];[.$G$2]);&quot;,&quot;;&quot;.&quot;) &amp;[.$G$13]" office:value-type="string" office:string-value="G00 X-27.71 Y16&#10;G01 Z-5 F10&#10;G03 X-10.94 Y30.07 I9.71 J5.45 F10&#10;G00 Z00.0&#10;G00 Z05.0&#10;">
            <text:p>G00 X-27.71 Y16<text:line-break/>G01 Z-5 F10<text:line-break/>G03 X-10.94 Y30.07 I9.71 J5.45 F10<text:line-break/>G00 Z00.0<text:line-break/>G00 Z05.0<text:line-break/></text:p>
          </table:table-cell>
          <table:table-cell/>
          <table:table-cell table:style-name="ce4" table:formula="of:=SUBSTITUTE(ARC1([.J12];[.K12];[.J13];[.K13];[.J11];[.K11];[.$G$2]);&quot;,&quot;;&quot;.&quot;) &amp;[.$G$13]" office:value-type="string" office:string-value="G00 X-22.63 Y22.63&#10;G01 Z-5 F10&#10;G03 X-2.79 Y31.88 I10.8 J2.75 F10&#10;G00 Z00.0&#10;G00 Z05.0&#10;">
            <text:p>G00 X-22.63 Y22.63<text:line-break/>G01 Z-5 F10<text:line-break/>G03 X-2.79 Y31.88 I10.8 J2.75 F10<text:line-break/>G00 Z00.0<text:line-break/>G00 Z05.0<text:line-break/></text:p>
          </table:table-cell>
          <table:table-cell table:number-columns-repeated="1015"/>
        </table:table-row>
        <table:table-row table:style-name="ro15">
          <table:table-cell table:number-columns-repeated="1024"/>
        </table:table-row>
        <table:table-row table:style-name="ro2">
          <table:table-cell table:number-columns-repeated="6"/>
          <table:table-cell table:style-name="ce4" table:formula="of:=&quot;G00 X0.00 Y0.00&quot;&amp; CHAR(10) &amp; &quot;M05&quot; &amp; CHAR(10) &amp; &quot;M30&quot; &amp; CHAR(10)" office:value-type="string" office:string-value="G00 X0.00 Y0.00&#10;M05&#10;M30&#10;">
            <text:p>G00 X0.00 Y0.00<text:line-break/>M05<text:line-break/>M30<text:line-break/></text:p>
          </table:table-cell>
          <table:table-cell table:number-columns-repeated="1017"/>
        </table:table-row>
        <table:table-row table:style-name="ro1" table:number-rows-repeated="17">
          <table:table-cell table:number-columns-repeated="1024"/>
        </table:table-row>
        <table:table-row table:style-name="ro1" table:visibility="collapse" table:number-rows-repeated="1048541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>
        <table:named-range table:name="ttr" table:base-cell-address="$contour.$B$6" table:cell-range-address="$contour.$B$6"/>
        <table:named-range table:name="ttt" table:base-cell-address="$contour.$B$3" table:cell-range-address="$contour.$B$3"/>
        <table:named-range table:name="dangl" table:base-cell-address="$contour.$B$17" table:cell-range-address="$contour.$B$17"/>
        <table:named-range table:name="Rvn" table:base-cell-address="$contour.$B$16" table:cell-range-address="$contour.$B$16"/>
        <table:named-range table:name="zzz" table:base-cell-address="$contour.$B$15" table:cell-range-address="$contour.$B$15"/>
        <table:named-range table:name="Rhole" table:base-cell-address="$holes.$G$16" table:cell-range-address="$holes.$G$16"/>
        <table:named-range table:name="Rholes" table:base-cell-address="$holes.$G$16" table:cell-range-address="$holes.$G$16"/>
        <table:named-range table:name="angl1" table:base-cell-address="$Лист3.$H$5" table:cell-range-address="$Лист3.$H$5"/>
        <table:named-range table:name="angl" table:base-cell-address="$Лист3.$H$6" table:cell-range-address="$Лист3.$H$6"/>
        <table:named-range table:name="angl2" table:base-cell-address="$Лист3.$H$7" table:cell-range-address="$Лист3.$H$7"/>
        <table:named-range table:name="Rtt12" table:base-cell-address="$Лист3.$G$10" table:cell-range-address="$Лист3.$G$10"/>
        <table:named-range table:name="Rtt3" table:base-cell-address="$Лист3.$G$9" table:cell-range-address="$Лист3.$G$9"/>
        <table:named-range table:name="angl12" table:base-cell-address="$Лист3.$J$5" table:cell-range-address="$Лист3.$J$5"/>
        <table:named-range table:name="angl02" table:base-cell-address="$Лист3.$J$6" table:cell-range-address="$Лист3.$J$6"/>
        <table:named-range table:name="angl22" table:base-cell-address="$Лист3.$J$7" table:cell-range-address="$Лист3.$J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5116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2">02.04.2020</text:date>, <text:time>22:30:1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6:44:16.77</meta:creation-date>
    <meta:editing-duration>P2DT6H35M14S</meta:editing-duration>
    <meta:editing-cycles>135</meta:editing-cycles>
    <meta:generator>OpenOffice.org/3.4.1$Win32 OpenOffice.org_project/341m1$Build-9593</meta:generator>
    <dc:date>2020-04-02T22:30:12.78</dc:date>
    <meta:document-statistic meta:table-count="3" meta:cell-count="153" meta:object-count="4"/>
  </office:meta>
</office:document-meta>
</file>

<file path=Basic/Standard/m1.xml><?xml version="1.0" encoding="utf-8"?>
<!DOCTYPE module  PUBLIC '-//OpenOffice.org//DTD OfficeDocument 1.0//EN'  'module.dtd'>
<script:module xmlns:script="http://openoffice.org/2000/script" script:name="m1" script:language="StarBasic">option explicit

REM  *****  BASIC  *****

Function Arc1( Xc, Yc, Xs, Ys, Xf, Yf, d _
) AS String
 Dim I As Double
 Dim J As Double
 Dim Ar0 As String
 Dim Ar1 As String
 Dim Ar2 As String
 Dim Ar3 As String

 Dim F As String

 F = "10"

 I = Xc - Xs
 J = Yc - Ys
 Ar0 = "G00" &amp; " X" &amp; Xs &amp; " Y" &amp; Ys &amp; CHR$(10)
 Ar1 = "G01" &amp; " Z-" &amp; d  &amp; " F" &amp; F &amp; CHR$(10)
 Ar2 = "G03" &amp; " X" &amp; Xf &amp; " Y" &amp; Yf &amp; " I" &amp; I &amp; " J" + J &amp; " F" &amp; F &amp; CHR$(10)
 Ar3 = "G00 Z00.0" &amp; CHR$(10)
 Arc1 = Ar0 &amp; Ar1 &amp; Ar2 &amp; Ar3
End Function ' Arc1


Function Circle( Xs, Ys, R, fr, d _
) AS String
 Dim c0 As String
 Dim c1 As String
 Dim c2 As String
 Dim c3 As String

 Dim xf As Double
 Dim yf As Double

 Dim I As Double

 Dim F As String

 F = "10"

 xf = Xs - ( R - fr )
 yf = Ys
 c0 = "G00" &amp; " X" &amp; xf  &amp; " Y" &amp; Ys &amp; CHR$(10)
 c1 = "G01" &amp; " Z-" &amp; d  &amp; " F" &amp; F &amp; CHR$(10)
 c2 = "G02 X" &amp; xf &amp; " Y" &amp; yf &amp; " I" &amp; ( R - fr ) &amp; " J00.00" &amp; " F" &amp; F &amp; CHR$(10)
 c3 = "G00 Z00.0" &amp; CHR$(10)
 Circle = c0 &amp; c1 &amp; c2 &amp; c3
End Function ' Circle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